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ed3" officeooo:paragraph-rsid="00190ed3"/>
    </style:style>
    <style:style style:name="P2" style:family="paragraph" style:parent-style-name="Standard">
      <style:text-properties fo:font-style="italic" officeooo:rsid="00190ed3" officeooo:paragraph-rsid="00190ed3" style:font-style-asian="italic" style:font-style-complex="italic"/>
    </style:style>
    <style:style style:name="P3" style:family="paragraph" style:parent-style-name="Standard">
      <style:text-properties fo:font-weight="bold" officeooo:rsid="00190ed3" officeooo:paragraph-rsid="00190ed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Longest Increasing SubSequence Source Code</text:span></text:p>
      <text:p text:style-name="P3"/>
      <text:p text:style-name="P3"/>
      <text:p text:style-name="P3"/>
      <text:p text:style-name="P1">package com.lis;</text:p>
      <text:p text:style-name="P1">import java.util.Scanner;</text:p>
      <text:p text:style-name="P1">public class LongIncSeq {</text:p>
      <text:p text:style-name="P1"><text:tab/>static int lis(int arr[], int n)</text:p>
      <text:p text:style-name="P1"><text:s text:c="4"/>{</text:p>
      <text:p text:style-name="P1"><text:s text:c="8"/>int lis[] = new int[n];</text:p>
      <text:p text:style-name="P1"><text:s text:c="8"/>int i, j, max = 0;</text:p>
      <text:p text:style-name="P1"><text:s/></text:p>
      <text:p text:style-name="P1"><text:s text:c="8"/>/* Initialize LIS values for all indexes */</text:p>
      <text:p text:style-name="P1"><text:s text:c="8"/>for (i = 0; i &lt; n; i++)</text:p>
      <text:p text:style-name="P1"><text:s text:c="12"/>lis[i] = 1;</text:p>
      <text:p text:style-name="P1"><text:s/></text:p>
      <text:p text:style-name="P1"><text:s text:c="8"/>/* Compute optimized LIS values in bottom up manner */</text:p>
      <text:p text:style-name="P1"><text:s text:c="8"/>for (i = 1; i &lt; n; i++)</text:p>
      <text:p text:style-name="P1"><text:s text:c="12"/>for (j = 0; j &lt; i; j++)</text:p>
      <text:p text:style-name="P1"><text:s text:c="16"/>if (arr[i] &gt; arr[j] &amp;&amp; lis[i] &lt; lis[j] + 1)</text:p>
      <text:p text:style-name="P1"><text:s text:c="20"/>lis[i] = lis[j] + 1;</text:p>
      <text:p text:style-name="P1"><text:s/></text:p>
      <text:p text:style-name="P1"><text:s text:c="8"/>/* Pick maximum of all LIS values */</text:p>
      <text:p text:style-name="P1"><text:s text:c="8"/>for (i = 0; i &lt; n; i++)</text:p>
      <text:p text:style-name="P1"><text:s text:c="12"/>if (max &lt; lis[i])</text:p>
      <text:p text:style-name="P1"><text:s text:c="16"/>max = lis[i];</text:p>
      <text:p text:style-name="P1"><text:s/></text:p>
      <text:p text:style-name="P1"><text:s text:c="8"/>return max;</text:p>
      <text:p text:style-name="P1"><text:s text:c="4"/>}</text:p>
      <text:p text:style-name="P1"/>
      <text:p text:style-name="P1"><text:tab/>public static void main(String args[]) {</text:p>
      <text:p text:style-name="P1"><text:tab/><text:tab/>int n; <text:s/></text:p>
      <text:p text:style-name="P1"><text:tab/><text:tab/>Scanner sc=new Scanner(System.in);</text:p>
      <text:p text:style-name="P1"><text:tab/><text:tab/>System.out.print("Enter the number of elements you want to store: "); <text:s/></text:p>
      <text:p text:style-name="P2">*reading the number of elements from the that we want to enter <text:s/>*</text:p>
      <text:p text:style-name="P1"><text:tab/><text:tab/>n=sc.nextInt(); <text:s/></text:p>
      <text:p text:style-name="P1"><text:tab/><text:tab/>//creates an array in the memory of length 100 <text:s/></text:p>
      <text:p text:style-name="P1"><text:tab/><text:tab/>int[] arr = new int[100]; <text:s/></text:p>
      <text:p text:style-name="P1"><text:tab/><text:tab/>System.out.println("Enter the elements of the array: "); <text:s/></text:p>
      <text:p text:style-name="P1"><text:tab/><text:tab/>for(int i=0; i&lt;n; i++) <text:s/></text:p>
      <text:p text:style-name="P1"><text:tab/><text:tab/>{ <text:s/></text:p>
      <text:p text:style-name="P1"><text:span text:style-name="T2">*reading array elements from the user *</text:span> <text:s/></text:p>
      <text:p text:style-name="P1"><text:tab/><text:tab/>arr[i]=sc.nextInt(); <text:s/></text:p>
      <text:p text:style-name="P1"><text:tab/><text:tab/>} <text:s/></text:p>
      <text:p text:style-name="P1"><text:tab/><text:tab/>System.out.println("Longest Increasing subsequence : "); </text:p>
      <text:p text:style-name="P1"><text:tab/><text:tab/>System.out.print(lis(arr, n));</text:p>
      <text:p text:style-name="P1"><text:tab/>}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6T19:56:04.590000000</meta:creation-date>
    <dc:date>2023-08-16T20:02:31.362000000</dc:date>
    <meta:editing-duration>PT6M27S</meta:editing-duration>
    <meta:editing-cycles>1</meta:editing-cycles>
    <meta:generator>Neat_Office/6.2.8.2$Windows_x86 LibreOffice_project/</meta:generator>
    <meta:document-statistic meta:table-count="0" meta:image-count="0" meta:object-count="0" meta:page-count="1" meta:paragraph-count="44" meta:word-count="196" meta:character-count="1278" meta:non-whitespace-character-count="893"/>
  </office:meta>
</office:document-meta>
</file>